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text-properties fo:language="en" fo:country="US"/>
    </style:style>
    <style:style style:name="P2" style:family="paragraph" style:parent-style-name="Обычный" style:master-page-name="MP0">
      <style:paragraph-properties style:page-number="auto" fo:break-before="page"/>
      <style:text-properties officeooo:rsid="0007f137" officeooo:paragraph-rsid="0007f137"/>
    </style:style>
    <style:style style:name="P3" style:family="paragraph" style:parent-style-name="Обычный">
      <style:text-properties officeooo:rsid="0005c3a8" officeooo:paragraph-rsid="0005c3a8"/>
    </style:style>
    <style:style style:name="P4" style:family="paragraph" style:parent-style-name="Обычный">
      <style:text-properties officeooo:rsid="0007f137" officeooo:paragraph-rsid="0007f137"/>
    </style:style>
    <style:style style:name="T1" style:family="text">
      <style:text-properties fo:language="en" fo:country="US"/>
    </style:style>
    <style:style style:name="T2" style:family="text">
      <style:text-properties officeooo:rsid="0006a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ы сидим за столом. Он сидит на стуле. Стул <text:s/>и стол деревянные. </text:p>
      <text:p text:style-name="P4">We sit at the table. He sits on the chair. Chair and table wooden. </text:p>
      <text:p text:style-name="Обычный"/>
      <text:p text:style-name="Обычный">Автор:<text:tab/><text:tab/><text:tab/><text:tab/>Александр Пушкин</text:p>
      <text:p text:style-name="Обычный">Оригинальное название:<text:span text:style-name="Основной_20_шрифт_20_абзаца"><text:span text:style-name="T1"><text:tab/></text:span></text:span>Евгений Онегин</text:p>
      <text:p text:style-name="P1"/>
      <text:p text:style-name="Обычный">«Мой дядя самых честных правил, </text:p>
      <text:p text:style-name="Обычный">Когда не в шутку занемог, </text:p>
      <text:p text:style-name="Обычный">Он уважать <text:span text:style-name="T2">на</text:span> себя заставил </text:p>
      <text:p text:style-name="Обычный">И лучше <text:span text:style-name="T2">под</text:span> выдумать не мог. </text:p>
      <text:p text:style-name="Обычный">Его пример другим наука; </text:p>
      <text:p text:style-name="P3">И И и и и И и и И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initial-creator>Admin</meta:initial-creator>
    <meta:creation-date>2016-10-07T07:38:00Z</meta:creation-date>
    <dc:date>2016-10-13T16:54:26.510251054</dc:date>
    <meta:editing-cycles>6</meta:editing-cycles>
    <meta:editing-duration>PT38M49S</meta:editing-duration>
    <meta:document-statistic meta:table-count="0" meta:image-count="0" meta:object-count="0" meta:page-count="1" meta:paragraph-count="10" meta:word-count="67" meta:character-count="352" meta:non-whitespace-character-count="283"/>
    <meta:template xlink:type="simple" xlink:actuate="onRequest" xlink:title="" xlink:href="../Евгений%20Онегин.odt/Normal.dotm"/>
  </office:meta>
</office:document-meta>
</file>